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4cm" fo:min-width="0.18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36cm" fo:min-width="0.18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top="0.152cm" fo:margin-bottom="0cm" fo:text-align="center"/>
    </style:style>
    <style:style style:name="P2" style:family="paragraph">
      <loext:graphic-properties draw:fill="solid" draw:fill-color="#cccccc"/>
      <style:paragraph-properties fo:margin-top="0.152cm" fo:margin-bottom="0cm"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016cm" svg:height="1.016cm" svg:x="4.613cm" svg:y="9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1.016cm" svg:height="1.022cm" svg:x="4.613cm" svg:y="6.03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016cm" svg:height="1.016cm" svg:x="6.614cm" svg:y="11.287cm">
          <text:p text:style-name="P3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5" draw:id="id5" draw:layer="layout" svg:width="1.016cm" svg:height="1.016cm" svg:x="6.614cm" svg:y="7.431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408cm" svg:y1="6.201cm" svg:x2="10.17cm" svg:y2="5.439cm">
          <text:p/>
        </draw:line>
        <draw:custom-shape draw:style-name="gr1" draw:text-style-name="P6" xml:id="id1" draw:id="id1" draw:layer="layout" svg:width="1.016cm" svg:height="1.016cm" svg:x="8.615cm" svg:y="6.036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016cm" svg:height="1.016cm" svg:x="10.615cm" svg:y="7.43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8.615cm" svg:y1="6.544cm" svg:x2="5.629cm" svg:y2="6.544cm" draw:start-shape="id1" draw:start-glue-point="6" draw:end-shape="id2" draw:end-glue-point="10" svg:d="M8615 6544h-2986" svg:viewBox="0 0 2987 1">
          <text:p/>
        </draw:connector>
        <draw:connector draw:style-name="gr5" draw:text-style-name="P5" draw:layer="layout" draw:type="line" svg:x1="5.121cm" svg:y1="7.055cm" svg:x2="5.121cm" svg:y2="9.686cm" draw:start-shape="id2" draw:start-glue-point="8" draw:end-shape="id3" draw:end-glue-point="4" svg:d="M5121 7055v2631" svg:viewBox="0 0 1 2632">
          <text:p/>
        </draw:connector>
        <draw:connector draw:style-name="gr5" draw:text-style-name="P5" draw:layer="layout" draw:type="line" svg:x1="5.481cm" svg:y1="10.554cm" svg:x2="6.762cm" svg:y2="11.435cm" draw:start-shape="id3" draw:start-glue-point="9" draw:end-shape="id4" draw:end-glue-point="5" svg:d="M5481 10554l1281 881" svg:viewBox="0 0 1282 882">
          <text:p/>
        </draw:connector>
        <draw:connector draw:style-name="gr5" draw:text-style-name="P5" draw:layer="layout" draw:type="line" svg:x1="5.481cm" svg:y1="6.906cm" svg:x2="6.762cm" svg:y2="7.579cm" draw:start-shape="id2" draw:start-glue-point="9" draw:end-shape="id5" draw:end-glue-point="5" svg:d="M5481 6906l1281 673" svg:viewBox="0 0 1282 674">
          <text:p/>
        </draw:connector>
        <draw:connector draw:style-name="gr5" draw:text-style-name="P5" draw:layer="layout" draw:type="line" svg:x1="9.483cm" svg:y1="6.904cm" svg:x2="10.763cm" svg:y2="7.579cm" draw:start-shape="id1" draw:start-glue-point="9" draw:end-shape="id6" draw:end-glue-point="5" svg:d="M9483 6904l1280 675" svg:viewBox="0 0 1281 676">
          <text:p/>
        </draw:connector>
        <draw:connector draw:style-name="gr5" draw:text-style-name="P5" draw:layer="layout" draw:type="line" svg:x1="7.122cm" svg:y1="8.447cm" svg:x2="7.122cm" svg:y2="11.287cm" draw:start-shape="id5" draw:start-glue-point="8" draw:end-shape="id4" draw:end-glue-point="4" svg:d="M7122 8447v2840" svg:viewBox="0 0 1 2841">
          <text:p/>
        </draw:connector>
        <draw:connector draw:style-name="gr5" draw:text-style-name="P5" draw:layer="layout" draw:type="line" svg:x1="10.615cm" svg:y1="7.939cm" svg:x2="7.63cm" svg:y2="7.939cm" draw:start-shape="id6" draw:start-glue-point="6" draw:end-shape="id5" draw:end-glue-point="10" svg:d="M10615 7939h-2985" svg:viewBox="0 0 2986 1">
          <text:p/>
        </draw:connector>
        <draw:connector draw:style-name="gr5" draw:text-style-name="P5" draw:layer="layout" draw:type="line" svg:x1="7.63cm" svg:y1="11.795cm" svg:x2="10.763cm" svg:y2="8.299cm" draw:start-shape="id4" draw:start-glue-point="10" draw:end-shape="id6" draw:end-glue-point="7" svg:d="M7630 11795l3133-3496" svg:viewBox="0 0 3134 3497">
          <text:p/>
        </draw:connector>
        <draw:connector draw:style-name="gr5" draw:text-style-name="P5" draw:layer="layout" draw:type="line" svg:x1="5.481cm" svg:y1="9.834cm" svg:x2="6.762cm" svg:y2="8.299cm" draw:start-shape="id3" draw:start-glue-point="11" draw:end-shape="id5" draw:end-glue-point="7" svg:d="M5481 9834l1281-1535" svg:viewBox="0 0 1282 1536">
          <text:p/>
        </draw:connector>
        <draw:frame draw:style-name="gr6" draw:text-style-name="P8" draw:layer="layout" svg:width="1.391cm" svg:height="0.797cm" svg:x="3.885cm" svg:y="7.858cm">
          <draw:text-box>
            <text:p text:style-name="P7"><text:span text:style-name="T1">a</text:span><text:span text:style-name="T2">/10</text:span></text:p>
          </draw:text-box>
        </draw:frame>
        <draw:frame draw:style-name="gr6" draw:text-style-name="P8" draw:layer="layout" svg:width="1.391cm" svg:height="0.797cm" svg:x="5.436cm" svg:y="9.317cm">
          <draw:text-box>
            <text:p text:style-name="P7"><text:span text:style-name="T1">b</text:span><text:span text:style-name="T2">/10</text:span></text:p>
          </draw:text-box>
        </draw:frame>
        <draw:frame draw:style-name="gr6" draw:text-style-name="P8" draw:layer="layout" svg:width="1.361cm" svg:height="0.797cm" svg:x="5.286cm" svg:y="10.959cm">
          <draw:text-box>
            <text:p text:style-name="P7"><text:span text:style-name="T1">c</text:span><text:span text:style-name="T2">/10</text:span></text:p>
          </draw:text-box>
        </draw:frame>
        <draw:frame draw:style-name="gr6" draw:text-style-name="P8" draw:layer="layout" svg:width="1.124cm" svg:height="0.797cm" svg:x="6.086cm" svg:y="6.759cm">
          <draw:text-box>
            <text:p text:style-name="P7"><text:span text:style-name="T2">0.2</text:span></text:p>
          </draw:text-box>
        </draw:frame>
        <draw:frame draw:style-name="gr6" draw:text-style-name="P8" draw:layer="layout" svg:width="1.124cm" svg:height="0.797cm" svg:x="7.086cm" svg:y="9.059cm">
          <draw:text-box>
            <text:p text:style-name="P7"><text:span text:style-name="T2">0.2</text:span></text:p>
          </draw:text-box>
        </draw:frame>
        <draw:frame draw:style-name="gr6" draw:text-style-name="P8" draw:layer="layout" svg:width="1.124cm" svg:height="0.797cm" svg:x="9.086cm" svg:y="9.859cm">
          <draw:text-box>
            <text:p text:style-name="P7"><text:span text:style-name="T2">0.3</text:span></text:p>
          </draw:text-box>
        </draw:frame>
        <draw:frame draw:style-name="gr6" draw:text-style-name="P8" draw:layer="layout" svg:width="1.124cm" svg:height="0.797cm" svg:x="6.286cm" svg:y="5.859cm">
          <draw:text-box>
            <text:p text:style-name="P7"><text:span text:style-name="T2">0.3</text:span></text:p>
          </draw:text-box>
        </draw:frame>
        <draw:frame draw:style-name="gr6" draw:text-style-name="P8" draw:layer="layout" svg:width="1.124cm" svg:height="0.797cm" svg:x="8.086cm" svg:y="7.259cm">
          <draw:text-box>
            <text:p text:style-name="P7"><text:span text:style-name="T2">0.4</text:span></text:p>
          </draw:text-box>
        </draw:frame>
        <draw:frame draw:style-name="gr6" draw:text-style-name="P8" draw:layer="layout" svg:width="1.124cm" svg:height="0.797cm" svg:x="9.886cm" svg:y="6.559cm">
          <draw:text-box>
            <text:p text:style-name="P7"><text:span text:style-name="T2">0.1</text:span></text:p>
          </draw:text-box>
        </draw:frame>
        <draw:line draw:style-name="gr4" draw:text-style-name="P5" draw:layer="layout" svg:x1="3.921cm" svg:y1="11.287cm" svg:x2="4.683cm" svg:y2="10.5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16T21:47:09.745000000</meta:creation-date>
    <dc:date>2020-12-17T03:18:21.606000000</dc:date>
    <meta:editing-duration>PT1H17M50S</meta:editing-duration>
    <meta:editing-cycles>3</meta:editing-cycles>
    <meta:generator>LibreOffice/6.3.2.2$Windows_X86_64 LibreOffice_project/98b30e735bda24bc04ab42594c85f7fd8be07b9c</meta:generator>
    <meta:document-statistic meta:object-count="26"/>
  </office:meta>
</office:document-meta>
</file>